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paragraph.</text:p>
      <text:p text:style-name="Standard">This is another paragraph.</text:p>
      <text:p text:style-name="Standard">This is a third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meta:document-statistic meta:table-count="0" meta:image-count="0" meta:object-count="0" meta:page-count="1" meta:paragraph-count="3" meta:word-count="13" meta:character-count="66"/>
    <dc:date>2015-03-01T17:27:28.53</dc:date>
    <dc:creator>Martin Linnemann</dc:creator>
    <meta:editing-duration>PT1M17S</meta:editing-duration>
    <meta:editing-cycles>1</meta:editing-cycles>
    <meta:generator>OpenOffice/4.0.1$Win32 OpenOffice.org_project/401m5$Build-9714</meta:generator>
  </office:meta>
</office:document-meta>
</file>